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-complex="Arial"/>
    </style:style>
    <style:style style:name="P2" style:family="paragraph" style:parent-style-name="Standard" style:master-page-name="First_20_Page">
      <style:paragraph-properties style:page-number="auto"/>
      <style:text-properties style:font-name-complex="Arial"/>
    </style:style>
    <style:style style:name="P3" style:family="paragraph" style:parent-style-name="Footer">
      <style:text-properties fo:font-size="10pt" fo:language="en" fo:country="US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 is hard to imagine becoming disabled. <text:s/>Accidents and illnesses can happen to anyone at any time. <text:s/>Disability is more common than you think.</text:p>
      <text:p text:style-name="P1"/>
      <text:p text:style-name="P1">Studies show that three in ten workers entering the work force today will become disabled before retiring. <text:s/>It is also predicted that one in seven workers can expect to be disabled for five years or more before retirement.</text:p>
      <text:p text:style-name="P1"/>
      <text:p text:style-name="P1">Disability can drain family savings and place financial security at risk. <text:s/>When you are disabled, you may not only lose your ability to earn a living, you could also lose your savings, your retirement funds and even your home. <text:s/>A recent study found that over half of all personal bankruptcies and home repossessions are due to disability.</text:p>
      <text:p text:style-name="P1"/>
      <text:p text:style-name="P1">Many people who become disabled find their income is suddenly decreased or stopped which means they are unable to pay their accounts. <text:s/>If you became disabled, would you be able to pay your rent or bond, make your car payment, or continue to make contributions to your savings account? <text:s/>Most people are too busy or just do not think that it will ever happen to them.</text:p>
      <text:p text:style-name="P1"/>
      <text:p text:style-name="P1">There are also those people who live from pay day to pay day and have little or no money left after paying their everyday living expenses. <text:s/>Planning ahead in case disability strikes makes good sense. <text:s/>Building a personal financial security plan can help you get an idea of the financial hardship disability may cause you and your family. <text:s/>It can also help you to better prepare for the unthinkable.</text:p>
      <text:p text:style-name="P1"/>
      <text:p text:style-name="P1">While it is extremely important to be prepared in the case of disability, it is even better to try and avoid the possibility in the first place. <text:s/>Maintaining a healthy lifestyle will reduce your chances of becoming disabled. <text:s/>There is some sound advice you can follow and if you continue reading you will see what is meant. <text:s/></text:p>
      <text:p text:style-name="P1"/>
      <text:p text:style-name="P1">You need to visit your doctor. <text:s/>In addition to treating you when you are sick, your doctor can help you stay healthy. <text:s/>Get regular checkups. <text:s/>If certain medical conditions run in your family, make sure you get recommended health screenings. <text:s/>Ask your doctor how often you should be screened for cancer. <text:s/>You may need to start screening at an earlier age if you have certain risk factors or a family history of cancer.</text:p>
      <text:p text:style-name="P1"/>
      <text:p text:style-name="P1">Smoking and drinking can decrease the quality of your health. <text:s/>Smoking is linked to serious diseases such as cancer, heart disease and stroke. If you are a smoker, trying to stop should be your first priority. <text:s/>You should avoid excessive drinking. <text:s/>Heavy drinking can lead to liver damage and other health risks.</text:p>
      <text:p text:style-name="P1"/>
      <text:p text:style-name="P1">A little extra weight can put a strain on your heart, increase your blood pressure and significantly raise the risk of a heart attack. <text:s/>So you need to watch your weight by avoiding foods that are high in fat. <text:s/>You should eat plenty of high fibre, fruits and vegetables which are rich in nutrients.</text:p>
      <text:p text:style-name="P1"/>
      <text:p text:style-name="P1">Keeping physically active is an important part of a healthy lifestyle. <text:s/>Exercise prevents heart disease, cancer, high blood pressure and obesity. <text:s/>It is recommended that you exercise for thirty to sixty minutes at least four times a week. <text:s/>Gentle stretching before exercise, weight reduction and practicing sound lifting techniques can help prevent back injuries.</text:p>
      <text:p text:style-name="P1"/>
      <text:p text:style-name="P1">It is hard to imagine becoming disabled. <text:s/>Accidents and illnesses can happen to anyone at any time. <text:s/>Disability is more common than you think.</text:p>
      <text:p text:style-name="P1"/>
      <text:p text:style-name="P1"><text:soft-page-break/>Studies show that three in ten workers entering the work force today will become disabled before retiring. <text:s/>It is also predicted that one in seven workers can expect to be disabled for five years or more before retirement.</text:p>
      <text:p text:style-name="P1"/>
      <text:p text:style-name="P1">Disability can drain family savings and place financial security at risk. <text:s/>When you are disabled, you may not only lose your ability to earn a living, you could also lose your savings, your retirement funds and even your home. <text:s/>A recent study found that over half of all personal bankruptcies and home repossessions are due to disability.</text:p>
      <text:p text:style-name="P1"/>
      <text:p text:style-name="P1">Many people who become disabled find their income is suddenly decreased or stopped which means they are unable to pay their accounts. <text:s/>If you became disabled, would you be able to pay your rent or bond, make your car payment, or continue to make contributions to your savings account? <text:s/>Most people are too busy or just do not think that it will ever happen to them.</text:p>
      <text:p text:style-name="P1"/>
      <text:p text:style-name="P1">There are also those people who live from pay day to pay day and have little or no money left after paying their everyday living expenses. <text:s/>Planning ahead in case disability strikes makes good sense. <text:s/>Building a personal financial security plan can help you get an idea of the financial hardship disability may cause you and your family. <text:s/>It can also help you to better prepare for the unthinkable.</text:p>
      <text:p text:style-name="P1"/>
      <text:p text:style-name="P1">While it is extremely important to be prepared in the case of disability, it is even better to try and avoid the possibility in the first place. <text:s/>Maintaining a healthy lifestyle will reduce your chances of becoming disabled. <text:s/>There is some sound advice you can follow and if you continue reading you will see what is meant. <text:s/></text:p>
      <text:p text:style-name="P1"/>
      <text:p text:style-name="P1">You need to visit your doctor. <text:s/>In addition to treating you when you are sick, your doctor can help you stay healthy. <text:s/>Get regular checkups. <text:s/>If certain medical conditions run in your family, make sure you get recommended health screenings. <text:s/>Ask your doctor how often you should be screened for cancer. <text:s/>You may need to start screening at an earlier age if you have certain risk factors or a family history of cancer.</text:p>
      <text:p text:style-name="P1"/>
      <text:p text:style-name="P1">Smoking and drinking can decrease the quality of your health. <text:s/>Smoking is linked to serious diseases such as cancer, heart disease and stroke. If you are a smoker, trying to stop should be your first priority. <text:s/>You should avoid excessive drinking. <text:s/>Heavy drinking can lead to liver damage and other health risks.</text:p>
      <text:p text:style-name="P1"/>
      <text:p text:style-name="P1">A little extra weight can put a strain on your heart, increase your blood pressure and significantly raise the risk of a heart attack. <text:s/>So you need to watch your weight by avoiding foods that are high in fat. <text:s/>You should eat plenty of high fibre, fruits and vegetables which are rich in nutrients.</text:p>
      <text:p text:style-name="P1"/>
      <text:p text:style-name="P1">Keeping physically active is an important part of a healthy lifestyle. <text:s/>Exercise prevents heart disease, cancer, high blood pressure and obesity. <text:s/>It is recommended that you exercise for thirty to sixty minutes at least four times a week. <text:s/>Gentle stretching before exercise, weight reduction and practicing sound lifting techniques can help prevent back injuries.</text:p>
      <text:p text:style-name="P1"/>
      <text:p text:style-name="P1">It is hard to imagine becoming disabled. <text:s/>Accidents and illnesses can happen to anyone at any time. <text:s/>Disability is more common than you think.</text:p>
      <text:p text:style-name="P1"/>
      <text:p text:style-name="P1">Studies show that three in ten workers entering the work force today will become disabled before retiring. <text:s/>It is also predicted that one in seven workers can expect to be disabled for five years or more before retirement.</text:p>
      <text:p text:style-name="P1"/>
      <text:p text:style-name="P1"><text:soft-page-break/>Disability can drain family savings and place financial security at risk. <text:s/>When you are disabled, you may not only lose your ability to earn a living, you could also lose your savings, your retirement funds and even your home. <text:s/>A recent study found that over half of all personal bankruptcies and home repossessions are due to disability.</text:p>
      <text:p text:style-name="P1"/>
      <text:p text:style-name="P1">Many people who become disabled find their income is suddenly decreased or stopped which means they are unable to pay their accounts. <text:s/>If you became disabled, would you be able to pay your rent or bond, make your car payment, or continue to make contributions to your savings account? <text:s/>Most people are too busy or just do not think that it will ever happen to them.</text:p>
      <text:p text:style-name="P1"/>
      <text:p text:style-name="P1">There are also those people who live from pay day to pay day and have little or no money left after paying their everyday living expenses. <text:s/>Planning ahead in case disability strikes makes good sense. <text:s/>Building a personal financial security plan can help you get an idea of the financial hardship disability may cause you and your family. <text:s/>It can also help you to better prepare for the unthinkable.</text:p>
      <text:p text:style-name="P1"/>
      <text:p text:style-name="P1">While it is extremely important to be prepared in the case of disability, it is even better to try and avoid the possibility in the first place. <text:s/>Maintaining a healthy lifestyle will reduce your chances of becoming disabled. <text:s/>There is some sound advice you can follow and if you continue reading you will see what is meant. <text:s/></text:p>
      <text:p text:style-name="P1"/>
      <text:p text:style-name="P1">You need to visit your doctor. <text:s/>In addition to treating you when you are sick, your doctor can help you stay healthy. <text:s/>Get regular checkups. <text:s/>If certain medical conditions run in your family, make sure you get recommended health screenings. <text:s/>Ask your doctor how often you should be screened for cancer. <text:s/>You may need to start screening at an earlier age if you have certain risk factors or a family history of cancer.</text:p>
      <text:p text:style-name="P1"/>
      <text:p text:style-name="P1">Smoking and drinking can decrease the quality of your health. <text:s/>Smoking is linked to serious diseases such as cancer, heart disease and stroke. If you are a smoker, trying to stop should be your first priority. <text:s/>You should avoid excessive drinking. <text:s/>Heavy drinking can lead to liver damage and other health risks.</text:p>
      <text:p text:style-name="P1"/>
      <text:p text:style-name="P1">A little extra weight can put a strain on your heart, increase your blood pressure and significantly raise the risk of a heart attack. <text:s/>So you need to watch your weight by avoiding foods that are high in fat. <text:s/>You should eat plenty of high fibre, fruits and vegetables which are rich in nutrients.</text:p>
      <text:p text:style-name="P1"/>
      <text:p text:style-name="P1">Keeping physically active is an important part of a healthy lifestyle. <text:s/>Exercise prevents heart disease, cancer, high blood pressure and obesity. <text:s/>It is recommended that you exercise for thirty to sixty minutes at least four times a week. <text:s/>Gentle stretching before exercise, weight reduction and practicing sound lifting techniques can help prevent back injuries.</text:p>
      <text:p text:style-name="P1"/>
      <text:p text:style-name="P1">It is hard to imagine becoming disabled. <text:s/>Accidents and illnesses can happen to anyone at any time. <text:s/>Disability is more common than you think.</text:p>
      <text:p text:style-name="P1"/>
      <text:p text:style-name="P1">Studies show that three in ten workers entering the work force today will become disabled before retiring. <text:s/>It is also predicted that one in seven workers can expect to be disabled for five years or more before retirement.</text:p>
      <text:p text:style-name="P1"/>
      <text:p text:style-name="P1">Disability can drain family savings and place financial security at risk. <text:s/>When you are disabled, you may not only lose your ability to earn a living, you could also lose your savings, your retirement funds and even your home. <text:s/>A recent study found that over half of all personal bankruptcies and home repossessions are due to disability.</text:p>
      <text:p text:style-name="P1"><text:soft-page-break/></text:p>
      <text:p text:style-name="P1">Many people who become disabled find their income is suddenly decreased or stopped which means they are unable to pay their accounts. <text:s/>If you became disabled, would you be able to pay your rent or bond, make your car payment, or continue to make contributions to your savings account? <text:s/>Most people are too busy or just do not think that it will ever happen to them.</text:p>
      <text:p text:style-name="P1"/>
      <text:p text:style-name="P1">There are also those people who live from pay day to pay day and have little or no money left after paying their everyday living expenses. <text:s/>Planning ahead in case disability strikes makes good sense. <text:s/>Building a personal financial security plan can help you get an idea of the financial hardship disability may cause you and your family. <text:s/>It can also help you to better prepare for the unthinkable.</text:p>
      <text:p text:style-name="P1"/>
      <text:p text:style-name="P1">While it is extremely important to be prepared in the case of disability, it is even better to try and avoid the possibility in the first place. <text:s/>Maintaining a healthy lifestyle will reduce your chances of becoming disabled. <text:s/>There is some sound advice you can follow and if you continue reading you will see what is meant. <text:s/></text:p>
      <text:p text:style-name="P1"/>
      <text:p text:style-name="P1">You need to visit your doctor. <text:s/>In addition to treating you when you are sick, your doctor can help you stay healthy. <text:s/>Get regular checkups. <text:s/>If certain medical conditions run in your family, make sure you get recommended health screenings. <text:s/>Ask your doctor how often you should be screened for cancer. <text:s/>You may need to start screening at an earlier age if you have certain risk factors or a family history of cancer.</text:p>
      <text:p text:style-name="P1"/>
      <text:p text:style-name="P1">Smoking and drinking can decrease the quality of your health. <text:s/>Smoking is linked to serious diseases such as cancer, heart disease and stroke. If you are a smoker, trying to stop should be your first priority. <text:s/>You should avoid excessive drinking. <text:s/>Heavy drinking can lead to liver damage and other health risks.</text:p>
      <text:p text:style-name="P1"/>
      <text:p text:style-name="P1">A little extra weight can put a strain on your heart, increase your blood pressure and significantly raise the risk of a heart attack. <text:s/>So you need to watch your weight by avoiding foods that are high in fat. <text:s/>You should eat plenty of high fibre, fruits and vegetables which are rich in nutrients.</text:p>
      <text:p text:style-name="P1"/>
      <text:p text:style-name="P1">Keeping physically active is an important part of a healthy lifestyle. <text:s/>Exercise prevents heart disease, cancer, high blood pressure and obesity. <text:s/>It is recommended that you exercise for thirty to sixty minutes at least four times a week. <text:s/>Gentle stretching before exercise, weight reduction and practicing sound lifting techniques can help prevent back injuri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ZA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af" fo:country="Z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language="en" fo:country="ZA" style:font-name-complex="Arial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font-size="10pt" fo:language="en" fo:country="US" style:font-size-asian="10pt"/>
    </style:style>
    <style:page-layout style:name="Mpm1">
      <style:page-layout-properties fo:page-width="21.001cm" fo:page-height="29.7cm" style:num-format="1" style:print-orientation="portrait" fo:margin-top="1.501cm" fo:margin-bottom="1.245cm" fo:margin-left="1.401cm" fo:margin-right="2.26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45cm" fo:margin-left="1.401cm" fo:margin-right="2.26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reserved <text:s text:c="118"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Copyright reserved <text:s text:c="11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sc116</meta:initial-creator>
    <meta:creation-date>2011-01-21T08:37:00</meta:creation-date>
    <dc:creator>nsc116</dc:creator>
    <dc:date>2011-01-21T08:38:00</dc:date>
    <meta:editing-cycles>3</meta:editing-cycles>
    <meta:editing-duration>PT00H01M00S</meta:editing-duration>
    <meta:document-statistic meta:table-count="0" meta:image-count="0" meta:object-count="0" meta:page-count="4" meta:paragraph-count="42" meta:word-count="2180" meta:character-count="12991"/>
    <meta:generator>OpenOffice.org/3.2$Linu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